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ortsatt arbete bildbehandling</text:h>
      <text:p text:style-name="Text_20_body">Huvudprogrammet för bildbehandling kan detektera och följa en röd ballong. Systemet är snabbt och ger ett felmarginal på 5% vid ett avstånd på 3 m. Om det finns andra röda objekt i bilden så väljer programmet att ta den med störst area. I ett framtida system när man vill detektera drönare finns flera redan påbörjade funktioner men dessa behöver göras mer stabilare genom att köras på större mängd träningsdata eller kompletteras med andra metoder. Ett framtida system kommer troligen att användas i utomhusmiljö där det finns andra ljusförhållanden som man måste ta hänsyn till. Området som ska övervakas var mycket större än vad som troddes och systemet behöver därför kompletteras på andra sätt för att täcka hela områd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07T13:02:19</meta:creation-date>
    <meta:document-statistic meta:table-count="0" meta:image-count="0" meta:object-count="0" meta:page-count="1" meta:paragraph-count="2" meta:word-count="121" meta:character-count="756"/>
    <dc:date>2019-08-07T14:06:31</dc:date>
    <meta:editing-duration>PT2M49S</meta:editing-duration>
    <meta:editing-cycles>1</meta:editing-cycles>
    <meta:generator>OpenOffice/4.1.2$Unix OpenOffice.org_project/412m3$Build-9782</meta:generator>
  </office:meta>
</office:document-meta>
</file>